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35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2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3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14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7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1" style:family="table-cell" style:parent-style-name="Default">
      <style:table-cell-properties fo:background-color="#1a237e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6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71"/>
        <table:table-column table:style-name="co16" table:number-columns-repeated="65" table:default-cell-style-name="ce171"/>
        <table:table-column table:style-name="co16" table:number-columns-repeated="768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393882712548083" calcext:value-type="percentage">
            <text:p>39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2" calcext:value-type="date" table:number-columns-spanned="4" table:number-rows-spanned="1">
            <text:p>Monday, June 1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6]*0.05+[.G32]*0.05+[.G40]*0.1+[.G54]*0.1+[.G68]*0.1+[.G81]*0.1+[.G91]*0.2+[.G102]*0.2)" office:value-type="percentage" office:value="0.393882712548083" calcext:value-type="percentage">
            <text:p>39%</text:p>
          </table:table-cell>
          <table:table-cell table:style-name="ce118" table:content-validation-name="val1" table:formula="of:=[.F10]-[.D10]+1" office:value-type="float" office:value="419" calcext:value-type="float">
            <text:p>419</text:p>
          </table:table-cell>
          <table:table-cell table:style-name="ce164" table:content-validation-name="val1" table:formula="of:=IF(ISNUMBER([.E10]);ROUNDDOWN([.E10]*[.G10];0);&quot;&quot;)" office:value-type="float" office:value="118" calcext:value-type="float">
            <text:p>118</text:p>
          </table:table-cell>
          <table:table-cell table:style-name="ce164" table:content-validation-name="val1" table:formula="of:=[.H10]-[.I10]" office:value-type="float" office:value="301" calcext:value-type="float">
            <text:p>301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1-07" calcext:value-type="date">
            <text:p>07-Jan-2024</text:p>
          </table:table-cell>
          <table:table-cell table:style-name="ce119" table:content-validation-name="val1" table:formula="of:=NETWORKDAYS([.D11];[.F11];Holidays)" office:value-type="float" office:value="149" calcext:value-type="float">
            <text:p>149</text:p>
          </table:table-cell>
          <table:table-cell table:style-name="ce110" table:content-validation-name="val1" office:value-type="date" office:date-value="2024-08-01" calcext:value-type="date">
            <text:p>01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208" calcext:value-type="float">
            <text:p>208</text:p>
          </table:table-cell>
          <table:table-cell table:style-name="ce165" table:content-validation-name="val1" table:formula="of:=IF(ISNUMBER([.E11]);ROUNDDOWN([.E11]*[.G11];0);&quot;&quot;)" office:value-type="float" office:value="149" calcext:value-type="float">
            <text:p>149</text:p>
          </table:table-cell>
          <table:table-cell table:style-name="ce168" table:content-validation-name="val1" table:formula="of:=[.H11]-[.I11]" office:value-type="float" office:value="59" calcext:value-type="float">
            <text:p>59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15]);[.F15]-[.D15]+1;&quot;&quot;)">
            <text:p/>
          </table:table-cell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18]);[.F18]-[.D18]+1;&quot;&quot;)">
            <text:p/>
          </table:table-cell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4" calcext:value-type="float">
            <text:p>4</text:p>
          </table:table-cell>
          <table:table-cell table:number-columns-repeated="2"/>
          <table:table-cell table:style-name="ce173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number-columns-repeated="2"/>
          <table:table-cell table:style-name="ce173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22]);[.F22]-[.D22]+1;&quot;&quot;)">
            <text:p/>
          </table:table-cell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3]);[.F23]-[.D23]+1;&quot;&quot;)" office:value-type="float" office:value="32" calcext:value-type="float">
            <text:p>32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6];[.F26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7:.G29];[.E27:.E29])/SUM([.E27:.E29])" office:value-type="percentage" office:value="1" calcext:value-type="percentage">
            <text:p>100%</text:p>
          </table:table-cell>
          <table:table-cell table:style-name="ce165" table:content-validation-name="val1" table:formula="of:=[.F26]-[.D26]+1" office:value-type="float" office:value="32" calcext:value-type="float">
            <text:p>32</text:p>
          </table:table-cell>
          <table:table-cell table:style-name="ce168" table:content-validation-name="val1" table:formula="of:=IF(ISNUMBER([.E26]);ROUNDDOWN([.E26]*[.G26];0);&quot;&quot;)" office:value-type="float" office:value="22" calcext:value-type="float">
            <text:p>22</text:p>
          </table:table-cell>
          <table:table-cell table:style-name="ce168" table:content-validation-name="val1" table:formula="of:=[.H26]-[.I26]" office:value-type="float" office:value="10" calcext:value-type="float">
            <text:p>10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27]);[.F27]-[.D27]+1;&quot;&quot;)">
            <text:p/>
          </table:table-cell>
          <table:table-cell table:style-name="ce169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169" table:content-validation-name="val1" table:formula="of:=IF(ISNUMBER([.E28]);ROUNDDOWN([.E28]*[.G28];0);&quot;&quot;)" office:value-type="float" office:value="22" calcext:value-type="float">
            <text:p>22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9];[.F2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9]);[.F29]-[.D29]+1;&quot;&quot;)" office:value-type="float" office:value="32" calcext:value-type="float">
            <text:p>32</text:p>
          </table:table-cell>
          <table:table-cell table:style-name="ce169" table:content-validation-name="val1" table:formula="of:=IF(ISNUMBER([.E29]);ROUNDDOWN([.E29]*[.G29];0);&quot;&quot;)" office:value-type="float" office:value="22" calcext:value-type="float">
            <text:p>22</text:p>
          </table:table-cell>
          <table:table-cell table:style-name="ce170" table:content-validation-name="val1" table:formula="of:=[.H29]-[.I29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2];[.F32];Holidays)" office:value-type="float" office:value="6" calcext:value-type="float">
            <text:p>6</text:p>
          </table:table-cell>
          <table:table-cell table:style-name="ce110" table:content-validation-name="val1" office:value-type="date" office:date-value="2024-09-30" calcext:value-type="date">
            <text:p>30-Sep-2024</text:p>
          </table:table-cell>
          <table:table-cell table:style-name="ce141" table:content-validation-name="val1" table:formula="of:=SUMPRODUCT([.G33:.G37];[.E33:.E37])/SUM([.E33:.E37])" office:value-type="percentage" office:value="1" calcext:value-type="percentage">
            <text:p>100%</text:p>
          </table:table-cell>
          <table:table-cell table:style-name="ce165" table:content-validation-name="val1" table:formula="of:=[.F32]-[.D32]+1" office:value-type="float" office:value="8" calcext:value-type="float">
            <text:p>8</text:p>
          </table:table-cell>
          <table:table-cell table:style-name="ce168" table:content-validation-name="val1" table:formula="of:=IF(ISNUMBER([.E32]);ROUNDDOWN([.E32]*[.G32];0);&quot;&quot;)" office:value-type="float" office:value="6" calcext:value-type="float">
            <text:p>6</text:p>
          </table:table-cell>
          <table:table-cell table:style-name="ce168" table:content-validation-name="val1" table:formula="of:=[.H32]-[.I32]" office:value-type="float" office:value="2" calcext:value-type="float">
            <text:p>2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18" table:content-validation-name="val1" table:formula="of:=IF(ISNUMBER([.F33]);[.F33]-[.D33]+1;&quot;&quot;)">
            <text:p/>
          </table:table-cell>
          <table:table-cell table:style-name="ce169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4];[.F34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4]);[.F34]-[.D34]+1;&quot;&quot;)" office:value-type="float" office:value="8" calcext:value-type="float">
            <text:p>8</text:p>
          </table:table-cell>
          <table:table-cell table:style-name="ce169" table:content-validation-name="val1" table:formula="of:=IF(ISNUMBER([.E34]);ROUNDDOWN([.E34]*[.G34];0);&quot;&quot;)" office:value-type="float" office:value="6" calcext:value-type="float">
            <text:p>6</text:p>
          </table:table-cell>
          <table:table-cell table:style-name="ce170" table:content-validation-name="val1" table:formula="of:=[.H34]-[.I34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169" table:content-validation-name="val1" table:formula="of:=IF(ISNUMBER([.E35]);ROUNDDOWN([.E35]*[.G35];0);&quot;&quot;)" office:value-type="float" office:value="6" calcext:value-type="float">
            <text:p>6</text:p>
          </table:table-cell>
          <table:table-cell table:style-name="ce170" table:content-validation-name="val1" table:formula="of:=[.H35]-[.I35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/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5" calcext:value-type="date">
            <text:p>25-Sep-2024</text:p>
          </table:table-cell>
          <table:table-cell table:style-name="ce121" table:content-validation-name="val1" table:formula="of:=NETWORKDAYS([.D37];[.F37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7]);[.F37]-[.D37]+1;&quot;&quot;)" office:value-type="float" office:value="14" calcext:value-type="float">
            <text:p>14</text:p>
          </table:table-cell>
          <table:table-cell table:style-name="ce169" table:content-validation-name="val1" table:formula="of:=IF(ISNUMBER([.E37]);ROUNDDOWN([.E37]*[.G37];0);&quot;&quot;)" office:value-type="float" office:value="10" calcext:value-type="float">
            <text:p>10</text:p>
          </table:table-cell>
          <table:table-cell table:style-name="ce170" table:content-validation-name="val1" table:formula="of:=[.H37]-[.I37]" office:value-type="float" office:value="4" calcext:value-type="float">
            <text:p>4</text:p>
          </table:table-cell>
          <table:table-cell table:number-columns-repeated="3"/>
          <table:table-cell table:style-name="ce178" table:number-columns-repeated="2"/>
          <table:table-cell table:number-columns-repeated="241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6">
          <table:table-cell table:number-columns-repeated="3"/>
          <table:table-cell table:style-name="ce113"/>
          <table:table-cell table:style-name="ce1"/>
          <table:table-cell table:style-name="ce113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40];[.F40];Holidays)" office:value-type="float" office:value="40" calcext:value-type="float">
            <text:p>40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44" table:content-validation-name="val1" table:formula="of:=SUMPRODUCT([.G41:.G51];[.E41:.E51])/SUM([.E41:.E51])" office:value-type="percentage" office:value="0.444444444444444" calcext:value-type="percentage">
            <text:p>44%</text:p>
          </table:table-cell>
          <table:table-cell table:style-name="ce165" table:content-validation-name="val1" table:formula="of:=[.F40]-[.D40]+1" office:value-type="float" office:value="54" calcext:value-type="float">
            <text:p>54</text:p>
          </table:table-cell>
          <table:table-cell table:style-name="ce168" table:content-validation-name="val1" table:formula="of:=IF(ISNUMBER([.E40]);ROUNDDOWN([.E40]*[.G40];0);&quot;&quot;)" office:value-type="float" office:value="17" calcext:value-type="float">
            <text:p>17</text:p>
          </table:table-cell>
          <table:table-cell table:style-name="ce168" table:content-validation-name="val1" table:formula="of:=[.H40]-[.I40]" office:value-type="float" office:value="37" calcext:value-type="float">
            <text:p>37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18" table:content-validation-name="val1" table:formula="of:=IF(ISNUMBER([.F41]);[.F41]-[.D41]+1;&quot;&quot;)">
            <text:p/>
          </table:table-cell>
          <table:table-cell table:style-name="ce169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54" calcext:value-type="float">
            <text:p>54</text:p>
          </table:table-cell>
          <table:table-cell table:style-name="ce169" table:content-validation-name="val1" table:formula="of:=IF(ISNUMBER([.E42]);ROUNDDOWN([.E42]*[.G42];0);&quot;&quot;)" office:value-type="float" office:value="40" calcext:value-type="float">
            <text:p>40</text:p>
          </table:table-cell>
          <table:table-cell table:style-name="ce170" table:content-validation-name="val1" table:formula="of:=[.H42]-[.I42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3];[.F43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3]);[.F43]-[.D43]+1;&quot;&quot;)" office:value-type="float" office:value="54" calcext:value-type="float">
            <text:p>54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4];[.F4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4]);[.F44]-[.D44]+1;&quot;&quot;)" office:value-type="float" office:value="54" calcext:value-type="float">
            <text:p>54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5];[.F4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5]);[.F45]-[.D45]+1;&quot;&quot;)" office:value-type="float" office:value="54" calcext:value-type="float">
            <text:p>54</text:p>
          </table:table-cell>
          <table:table-cell table:style-name="ce169" table:content-validation-name="val1" table:formula="of:=IF(ISNUMBER([.E45]);ROUNDDOWN([.E45]*[.G45];0);&quot;&quot;)" office:value-type="float" office:value="40" calcext:value-type="float">
            <text:p>40</text:p>
          </table:table-cell>
          <table:table-cell table:style-name="ce170" table:content-validation-name="val1" table:formula="of:=[.H45]-[.I45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6];[.F4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6]);[.F46]-[.D46]+1;&quot;&quot;)" office:value-type="float" office:value="54" calcext:value-type="float">
            <text:p>54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18" table:content-validation-name="val1"/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8];[.F48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8]);[.F48]-[.D48]+1;&quot;&quot;)" office:value-type="float" office:value="54" calcext:value-type="float">
            <text:p>54</text:p>
          </table:table-cell>
          <table:table-cell table:style-name="ce169" table:content-validation-name="val1" table:formula="of:=IF(ISNUMBER([.E48]);ROUNDDOWN([.E48]*[.G48];0);&quot;&quot;)" office:value-type="float" office:value="40" calcext:value-type="float">
            <text:p>40</text:p>
          </table:table-cell>
          <table:table-cell table:style-name="ce170" table:content-validation-name="val1" table:formula="of:=[.H48]-[.I48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9];[.F49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9]);[.F49]-[.D49]+1;&quot;&quot;)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40" calcext:value-type="float">
            <text:p>40</text:p>
          </table:table-cell>
          <table:table-cell table:style-name="ce170" table:content-validation-name="val1" table:formula="of:=[.H49]-[.I49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0];[.F50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54" calcext:value-type="float">
            <text:p>54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1];[.F51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54" calcext:value-type="float">
            <text:p>54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3" table:content-validation-name="val1" table:number-columns-repeated="2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 and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4];[.F5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5:.G65];[.E55:.E65])/SUM([.E55:.E65])" office:value-type="percentage" office:value="0.678790983606557" calcext:value-type="percentage">
            <text:p>68%</text:p>
          </table:table-cell>
          <table:table-cell table:style-name="ce165" table:content-validation-name="val1" table:formula="of:=[.F54]-[.D54]+1" office:value-type="float" office:value="266" calcext:value-type="float">
            <text:p>266</text:p>
          </table:table-cell>
          <table:table-cell table:style-name="ce168" table:content-validation-name="val1" table:formula="of:=IF(ISNUMBER([.E54]);ROUNDDOWN([.E54]*[.G54];0);&quot;&quot;)" office:value-type="float" office:value="128" calcext:value-type="float">
            <text:p>128</text:p>
          </table:table-cell>
          <table:table-cell table:style-name="ce168" table:content-validation-name="val1" table:formula="of:=[.H54]-[.I54]" office:value-type="float" office:value="138" calcext:value-type="float">
            <text:p>138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18" table:content-validation-name="val1" table:formula="of:=IF(ISNUMBER([.F55]);[.F55]-[.D55]+1;&quot;&quot;)">
            <text:p/>
          </table:table-cell>
          <table:table-cell table:style-name="ce169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6];[.F56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6]);[.F56]-[.D56]+1;&quot;&quot;)" office:value-type="float" office:value="84" calcext:value-type="float">
            <text:p>84</text:p>
          </table:table-cell>
          <table:table-cell table:style-name="ce169" table:content-validation-name="val1" table:formula="of:=IF(ISNUMBER([.E56]);ROUNDDOWN([.E56]*[.G56];0);&quot;&quot;)" office:value-type="float" office:value="60" calcext:value-type="float">
            <text:p>60</text:p>
          </table:table-cell>
          <table:table-cell table:style-name="ce170" table:content-validation-name="val1" table:formula="of:=[.H56]-[.I56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7]);[.F57]-[.D57]+1;&quot;&quot;)" office:value-type="float" office:value="84" calcext:value-type="float">
            <text:p>84</text:p>
          </table:table-cell>
          <table:table-cell table:style-name="ce169" table:content-validation-name="val1" table:formula="of:=IF(ISNUMBER([.E57]);ROUNDDOWN([.E57]*[.G57];0);&quot;&quot;)" office:value-type="float" office:value="60" calcext:value-type="float">
            <text:p>60</text:p>
          </table:table-cell>
          <table:table-cell table:style-name="ce170" table:content-validation-name="val1" table:formula="of:=[.H57]-[.I57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8]);[.F58]-[.D58]+1;&quot;&quot;)" office:value-type="float" office:value="84" calcext:value-type="float">
            <text:p>84</text:p>
          </table:table-cell>
          <table:table-cell table:style-name="ce169" table:content-validation-name="val1" table:formula="of:=IF(ISNUMBER([.E58]);ROUNDDOWN([.E58]*[.G58];0);&quot;&quot;)" office:value-type="float" office:value="60" calcext:value-type="float">
            <text:p>60</text:p>
          </table:table-cell>
          <table:table-cell table:style-name="ce170" table:content-validation-name="val1" table:formula="of:=[.H58]-[.I58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9];[.F59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59]);[.F59]-[.D59]+1;&quot;&quot;)" office:value-type="float" office:value="84" calcext:value-type="float">
            <text:p>84</text:p>
          </table:table-cell>
          <table:table-cell table:style-name="ce169" table:content-validation-name="val1" table:formula="of:=IF(ISNUMBER([.E59]);ROUNDDOWN([.E59]*[.G59];0);&quot;&quot;)" office:value-type="float" office:value="30" calcext:value-type="float">
            <text:p>3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0];[.F6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0]);[.F60]-[.D60]+1;&quot;&quot;)" office:value-type="float" office:value="84" calcext:value-type="float">
            <text:p>84</text:p>
          </table:table-cell>
          <table:table-cell table:style-name="ce169" table:content-validation-name="val1" table:formula="of:=IF(ISNUMBER([.E60]);ROUNDDOWN([.E60]*[.G60];0);&quot;&quot;)" office:value-type="float" office:value="30" calcext:value-type="float">
            <text:p>30</text:p>
          </table:table-cell>
          <table:table-cell table:style-name="ce170" table:content-validation-name="val1" table:formula="of:=[.H60]-[.I60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18" table:content-validation-name="val1"/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2];[.F62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2]);[.F62]-[.D62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2]);ROUNDDOWN([.E62]*[.G62];0);&quot;&quot;)" office:value-type="float" office:value="169" calcext:value-type="float">
            <text:p>169</text:p>
          </table:table-cell>
          <table:table-cell table:style-name="ce170" table:content-validation-name="val1" table:formula="of:=[.H62]-[.I62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3];[.F63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3]);[.F63]-[.D63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3]);ROUNDDOWN([.E63]*[.G63];0);&quot;&quot;)" office:value-type="float" office:value="169" calcext:value-type="float">
            <text:p>169</text:p>
          </table:table-cell>
          <table:table-cell table:style-name="ce170" table:content-validation-name="val1" table:formula="of:=[.H63]-[.I63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4];[.F64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4]);[.F64]-[.D64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4]);ROUNDDOWN([.E64]*[.G64];0);&quot;&quot;)" office:value-type="float" office:value="84" calcext:value-type="float">
            <text:p>84</text:p>
          </table:table-cell>
          <table:table-cell table:style-name="ce170" table:content-validation-name="val1" table:formula="of:=[.H64]-[.I64]" office:value-type="float" office:value="151" calcext:value-type="float">
            <text:p>151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5];[.F65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235" calcext:value-type="float">
            <text:p>235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 and 2 (Weight=10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68];[.F68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9:.G78];[.E69:.E78])/SUM([.E69:.E78])" office:value-type="percentage" office:value="0.331632653061224" calcext:value-type="percentage">
            <text:p>33%</text:p>
          </table:table-cell>
          <table:table-cell table:style-name="ce165" table:content-validation-name="val1" table:formula="of:=[.F68]-[.D68]+1" office:value-type="float" office:value="266" calcext:value-type="float">
            <text:p>266</text:p>
          </table:table-cell>
          <table:table-cell table:style-name="ce168" table:content-validation-name="val1" table:formula="of:=IF(ISNUMBER([.E68]);ROUNDDOWN([.E68]*[.G68];0);&quot;&quot;)" office:value-type="float" office:value="63" calcext:value-type="float">
            <text:p>63</text:p>
          </table:table-cell>
          <table:table-cell table:style-name="ce168" table:content-validation-name="val1" table:formula="of:=[.H68]-[.I68]" office:value-type="float" office:value="203" calcext:value-type="float">
            <text:p>203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18" table:content-validation-name="val1" table:formula="of:=IF(ISNUMBER([.F69]);[.F69]-[.D69]+1;&quot;&quot;)">
            <text:p/>
          </table:table-cell>
          <table:table-cell table:style-name="ce169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0];[.F7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0]);[.F70]-[.D70]+1;&quot;&quot;)" office:value-type="float" office:value="84" calcext:value-type="float">
            <text:p>84</text:p>
          </table:table-cell>
          <table:table-cell table:style-name="ce169" table:content-validation-name="val1" table:formula="of:=IF(ISNUMBER([.E70]);ROUNDDOWN([.E70]*[.G70];0);&quot;&quot;)" office:value-type="float" office:value="60" calcext:value-type="float">
            <text:p>60</text:p>
          </table:table-cell>
          <table:table-cell table:style-name="ce170" table:content-validation-name="val1" table:formula="of:=[.H70]-[.I70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1];[.F7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1]);[.F71]-[.D71]+1;&quot;&quot;)" office:value-type="float" office:value="84" calcext:value-type="float">
            <text:p>84</text:p>
          </table:table-cell>
          <table:table-cell table:style-name="ce169" table:content-validation-name="val1" table:formula="of:=IF(ISNUMBER([.E71]);ROUNDDOWN([.E71]*[.G71];0);&quot;&quot;)" office:value-type="float" office:value="60" calcext:value-type="float">
            <text:p>60</text:p>
          </table:table-cell>
          <table:table-cell table:style-name="ce170" table:content-validation-name="val1" table:formula="of:=[.H71]-[.I71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2];[.F72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2]);[.F72]-[.D72]+1;&quot;&quot;)" office:value-type="float" office:value="84" calcext:value-type="float">
            <text:p>84</text:p>
          </table:table-cell>
          <table:table-cell table:style-name="ce169" table:content-validation-name="val1" table:formula="of:=IF(ISNUMBER([.E72]);ROUNDDOWN([.E72]*[.G72];0);&quot;&quot;)" office:value-type="float" office:value="60" calcext:value-type="float">
            <text:p>60</text:p>
          </table:table-cell>
          <table:table-cell table:style-name="ce170" table:content-validation-name="val1" table:formula="of:=[.H72]-[.I72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3];[.F73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73]);[.F73]-[.D73]+1;&quot;&quot;)" office:value-type="float" office:value="84" calcext:value-type="float">
            <text:p>84</text:p>
          </table:table-cell>
          <table:table-cell table:style-name="ce169" table:content-validation-name="val1" table:formula="of:=IF(ISNUMBER([.E73]);ROUNDDOWN([.E73]*[.G73];0);&quot;&quot;)" office:value-type="float" office:value="15" calcext:value-type="float">
            <text:p>15</text:p>
          </table:table-cell>
          <table:table-cell table:style-name="ce170" table:content-validation-name="val1" table:formula="of:=[.H73]-[.I73]" office:value-type="float" office:value="69" calcext:value-type="float">
            <text:p>69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18" table:content-validation-name="val1"/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5];[.F7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5]);[.F75]-[.D7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5]);ROUNDDOWN([.E75]*[.G75];0);&quot;&quot;)" office:value-type="float" office:value="0" calcext:value-type="float">
            <text:p>0</text:p>
          </table:table-cell>
          <table:table-cell table:style-name="ce170" table:content-validation-name="val1" table:formula="of:=[.H75]-[.I75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6];[.F7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6]);[.F76]-[.D76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7];[.F7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7]);[.F77]-[.D77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8];[.F7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8]);[.F78]-[.D7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52" table:content-validation-name="val1"/>
          <table:table-cell table:style-name="ce166" table:content-validation-name="val1"/>
          <table:table-cell table:style-name="ce169" table:content-validation-name="val1" table:number-columns-repeated="2"/>
          <table:table-cell table:number-columns-repeated="246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 and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81];[.F8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82:.G88];[.E82:.E88])/SUM([.E82:.E88])" office:value-type="percentage" office:value="0.483959044368601" calcext:value-type="percentage">
            <text:p>48%</text:p>
          </table:table-cell>
          <table:table-cell table:style-name="ce165" table:content-validation-name="val1" table:formula="of:=[.F81]-[.D81]+1" office:value-type="float" office:value="266" calcext:value-type="float">
            <text:p>266</text:p>
          </table:table-cell>
          <table:table-cell table:style-name="ce168" table:content-validation-name="val1" table:formula="of:=IF(ISNUMBER([.E81]);ROUNDDOWN([.E81]*[.G81];0);&quot;&quot;)" office:value-type="float" office:value="91" calcext:value-type="float">
            <text:p>91</text:p>
          </table:table-cell>
          <table:table-cell table:style-name="ce168" table:content-validation-name="val1" table:formula="of:=[.H81]-[.I81]" office:value-type="float" office:value="175" calcext:value-type="float">
            <text:p>17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18" table:content-validation-name="val1" table:formula="of:=IF(ISNUMBER([.F82]);[.F82]-[.D82]+1;&quot;&quot;)">
            <text:p/>
          </table:table-cell>
          <table:table-cell table:style-name="ce169" table:content-validation-name="val1" table:formula="of:=IF(ISNUMBER([.E82]);ROUNDDOWN([.E82]*[.G8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3];[.F8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3]);[.F83]-[.D83]+1;&quot;&quot;)" office:value-type="float" office:value="32" calcext:value-type="float">
            <text:p>32</text:p>
          </table:table-cell>
          <table:table-cell table:style-name="ce169" table:content-validation-name="val1" table:formula="of:=IF(ISNUMBER([.E83]);ROUNDDOWN([.E83]*[.G83];0);&quot;&quot;)" office:value-type="float" office:value="22" calcext:value-type="float">
            <text:p>22</text:p>
          </table:table-cell>
          <table:table-cell table:style-name="ce170" table:content-validation-name="val1" table:formula="of:=[.H83]-[.I83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4];[.F8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4]);[.F84]-[.D8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4]);ROUNDDOWN([.E84]*[.G84];0);&quot;&quot;)" office:value-type="float" office:value="81" calcext:value-type="float">
            <text:p>81</text:p>
          </table:table-cell>
          <table:table-cell table:style-name="ce170" table:content-validation-name="val1" table:formula="of:=[.H84]-[.I84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5];[.F8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5]);[.F85]-[.D85]+1;&quot;&quot;)" office:value-type="float" office:value="32" calcext:value-type="float">
            <text:p>32</text:p>
          </table:table-cell>
          <table:table-cell table:style-name="ce169" table:content-validation-name="val1" table:formula="of:=IF(ISNUMBER([.E85]);ROUNDDOWN([.E85]*[.G85];0);&quot;&quot;)" office:value-type="float" office:value="22" calcext:value-type="float">
            <text:p>22</text:p>
          </table:table-cell>
          <table:table-cell table:style-name="ce170" table:content-validation-name="val1" table:formula="of:=[.H85]-[.I85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18" table:content-validation-name="val1"/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7];[.F8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7]);[.F87]-[.D8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7]);ROUNDDOWN([.E87]*[.G87];0);&quot;&quot;)" office:value-type="float" office:value="8" calcext:value-type="float">
            <text:p>8</text:p>
          </table:table-cell>
          <table:table-cell table:style-name="ce170" table:content-validation-name="val1" table:formula="of:=[.H87]-[.I87]" office:value-type="float" office:value="107" calcext:value-type="float">
            <text:p>107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88];[.F8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8]);[.F88]-[.D8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88]);ROUNDDOWN([.E88]*[.G88];0);&quot;&quot;)" office:value-type="float" office:value="8" calcext:value-type="float">
            <text:p>8</text:p>
          </table:table-cell>
          <table:table-cell table:style-name="ce170" table:content-validation-name="val1" table:formula="of:=[.H88]-[.I88]" office:value-type="float" office:value="113" calcext:value-type="float">
            <text:p>113</text:p>
          </table:table-cell>
          <table:table-cell table:number-columns-repeated="7"/>
          <table:table-cell table:style-name="ce177" table:number-columns-repeated="5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4" table:number-columns-repeated="7"/>
          <table:table-cell table:number-columns-repeated="246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1];[.F91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92:.G99];[.E92:.E99])/SUM([.E92:.E99])" office:value-type="percentage" office:value="0" calcext:value-type="percentage">
            <text:p>0%</text:p>
          </table:table-cell>
          <table:table-cell table:style-name="ce165" table:content-validation-name="val1" table:formula="of:=[.F91]-[.D91]+1" office:value-type="float" office:value="101" calcext:value-type="float">
            <text:p>101</text:p>
          </table:table-cell>
          <table:table-cell table:style-name="ce168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68" table:content-validation-name="val1" table:formula="of:=[.H91]-[.I91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18" table:content-validation-name="val1" table:formula="of:=IF(ISNUMBER([.F92]);[.F92]-[.D92]+1;&quot;&quot;)">
            <text:p/>
          </table:table-cell>
          <table:table-cell table:style-name="ce169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3];[.F9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3]);[.F93]-[.D9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70" table:content-validation-name="val1" table:formula="of:=[.H93]-[.I93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4];[.F9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4]);[.F94]-[.D9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4]);ROUNDDOWN([.E94]*[.G94];0);&quot;&quot;)" office:value-type="float" office:value="0" calcext:value-type="float">
            <text:p>0</text:p>
          </table:table-cell>
          <table:table-cell table:style-name="ce170" table:content-validation-name="val1" table:formula="of:=[.H94]-[.I94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5]);[.F95]-[.D9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6]);[.F96]-[.D9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18" table:content-validation-name="val1"/>
          <table:table-cell table:style-name="ce164" table:content-validation-name="val1"/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8];[.F98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8]);[.F98]-[.D98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array optimizations in ice, Hpol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9];[.F99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9]);[.F99]-[.D9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9]);ROUNDDOWN([.E99]*[.G99];0);&quot;&quot;)" office:value-type="float" office:value="0" calcext:value-type="float">
            <text:p>0</text:p>
          </table:table-cell>
          <table:table-cell table:style-name="ce170" table:content-validation-name="val1" table:formula="of:=[.H99]-[.I99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102];[.F102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103:.G107];[.E103:.E107])/SUM([.E103:.E107])" office:value-type="percentage" office:value="0" calcext:value-type="percentage">
            <text:p>0%</text:p>
          </table:table-cell>
          <table:table-cell table:style-name="ce165" table:content-validation-name="val1" table:formula="of:=[.F102]-[.D102]+1" office:value-type="float" office:value="101" calcext:value-type="float">
            <text:p>101</text:p>
          </table:table-cell>
          <table:table-cell table:style-name="ce168" table:content-validation-name="val1" table:formula="of:=IF(ISNUMBER([.E102]);ROUNDDOWN([.E102]*[.G102];0);&quot;&quot;)" office:value-type="float" office:value="0" calcext:value-type="float">
            <text:p>0</text:p>
          </table:table-cell>
          <table:table-cell table:style-name="ce168" table:content-validation-name="val1" table:formula="of:=[.H102]-[.I102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18" table:content-validation-name="val1" table:formula="of:=IF(ISNUMBER([.F103]);[.F103]-[.D103]+1;&quot;&quot;)">
            <text:p/>
          </table:table-cell>
          <table:table-cell table:style-name="ce169" table:content-validation-name="val1" table:formula="of:=IF(ISNUMBER([.E103]);ROUNDDOWN([.E103]*[.G10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4];[.F10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4]);[.F104]-[.D10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4]);ROUNDDOWN([.E104]*[.G104];0);&quot;&quot;)" office:value-type="float" office:value="0" calcext:value-type="float">
            <text:p>0</text:p>
          </table:table-cell>
          <table:table-cell table:style-name="ce170" table:content-validation-name="val1" table:formula="of:=[.H104]-[.I104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5];[.F10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5]);[.F105]-[.D10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5]);ROUNDDOWN([.E105]*[.G105];0);&quot;&quot;)" office:value-type="float" office:value="0" calcext:value-type="float">
            <text:p>0</text:p>
          </table:table-cell>
          <table:table-cell table:style-name="ce170" table:content-validation-name="val1" table:formula="of:=[.H105]-[.I105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6];[.F10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6]);[.F106]-[.D10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6]);ROUNDDOWN([.E106]*[.G106];0);&quot;&quot;)" office:value-type="float" office:value="0" calcext:value-type="float">
            <text:p>0</text:p>
          </table:table-cell>
          <table:table-cell table:style-name="ce170" table:content-validation-name="val1" table:formula="of:=[.H106]-[.I106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7];[.F107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7]);[.F107]-[.D107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7]);ROUNDDOWN([.E107]*[.G107];0);&quot;&quot;)" office:value-type="float" office:value="0" calcext:value-type="float">
            <text:p>0</text:p>
          </table:table-cell>
          <table:table-cell table:style-name="ce170" table:content-validation-name="val1" table:formula="of:=[.H107]-[.I107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30:'Gantt Chart'.G37 'Gantt Chart'.F3:'Gantt Chart'.F3 'Gantt Chart'.G12:'Gantt Chart'.G12 'Gantt Chart'.G14:'Gantt Chart'.G15 'Gantt Chart'.G23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9:'Gantt Chart'.G99 'Gantt Chart'.G91:'Gantt Chart'.G9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2:'Gantt Chart'.G10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8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6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"/>
        <table:table-column table:style-name="co16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6" table:content-validation-name="val1" table:formula="of:=[.G10]" office:value-type="percentage" office:value="0.274229467509025" calcext:value-type="percentage">
            <text:p>27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2" calcext:value-type="date" table:number-columns-spanned="4" table:number-rows-spanned="1">
            <text:p>Monday, June 1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18" table:content-validation-name="val1" table:formula="of:=NETWORKDAYS([.D10];[.F10];Holidays)" office:value-type="float" office:value="260" calcext:value-type="float">
            <text:p>260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1" table:content-validation-name="val1" table:formula="of:=([.G11]*0.05+[.G18]*0.15+[.G31]*0.15+[.G39]*0.2+[.G48]*0.25+[.G57]*0.2)" office:value-type="percentage" office:value="0.274229467509025" calcext:value-type="percentage">
            <text:p>27%</text:p>
          </table:table-cell>
          <table:table-cell table:style-name="ce118" table:content-validation-name="val1" table:formula="of:=[.F10]-[.D10]+1" office:value-type="float" office:value="366" calcext:value-type="float">
            <text:p>366</text:p>
          </table:table-cell>
          <table:table-cell table:style-name="ce164" table:content-validation-name="val1" table:formula="of:=IF(ISNUMBER([.E10]);ROUNDDOWN([.E10]*[.G10];0);&quot;&quot;)" office:value-type="float" office:value="71" calcext:value-type="float">
            <text:p>71</text:p>
          </table:table-cell>
          <table:table-cell table:style-name="ce164" table:content-validation-name="val1" table:formula="of:=[.H10]-[.I10]" office:value-type="float" office:value="295" calcext:value-type="float">
            <text:p>295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1];[.F11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98" table:content-validation-name="val1" table:formula="of:=SUMPRODUCT([.G12:.G15];[.E12:.E15])/SUM([.E12:.E15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32" calcext:value-type="float">
            <text:p>32</text:p>
          </table:table-cell>
          <table:table-cell table:style-name="ce168" table:content-validation-name="val1" table:formula="of:=SUM([.I12:.I15])" office:value-type="float" office:value="66" calcext:value-type="float">
            <text:p>66</text:p>
          </table:table-cell>
          <table:table-cell table:style-name="ce168" table:content-validation-name="val1" table:formula="of:=[.H11]-[.I11]" office:value-type="float" office:value="-34" calcext:value-type="float">
            <text:p>-34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3];[.F1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0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169" table:content-validation-name="val1" table:formula="of:=IF(ISNUMBER([.E13]);ROUNDDOWN([.E13]*[.G13];0);&quot;&quot;)" office:value-type="float" office:value="22" calcext:value-type="float">
            <text:p>22</text:p>
          </table:table-cell>
          <table:table-cell table:style-name="ce170" table:content-validation-name="val1" table:formula="of:=[.H13]-[.I13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4];[.F14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1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32" calcext:value-type="float">
            <text:p>32</text:p>
          </table:table-cell>
          <table:table-cell table:style-name="ce169" table:content-validation-name="val1" table:formula="of:=IF(ISNUMBER([.E14]);ROUNDDOWN([.E14]*[.G14];0);&quot;&quot;)" office:value-type="float" office:value="22" calcext:value-type="float">
            <text:p>22</text:p>
          </table:table-cell>
          <table:table-cell table:style-name="ce170" table:content-validation-name="val1" table:formula="of:=[.H14]-[.I14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5];[.F1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169" table:content-validation-name="val1" table:formula="of:=IF(ISNUMBER([.E15]);ROUNDDOWN([.E15]*[.G15];0);&quot;&quot;)" office:value-type="float" office:value="22" calcext:value-type="float">
            <text:p>22</text:p>
          </table:table-cell>
          <table:table-cell table:style-name="ce170" table:content-validation-name="val1" table:formula="of:=[.H15]-[.I15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7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8];[.F18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2" table:content-validation-name="val1" table:formula="of:=SUMPRODUCT([.G19:.G28];[.E19:.E28])/SUM([.E19:.E28])" office:value-type="percentage" office:value="0.64375" calcext:value-type="percentage">
            <text:p>64%</text:p>
          </table:table-cell>
          <table:table-cell table:style-name="ce165" table:content-validation-name="val1" table:formula="of:=[.F18]-[.D18]+1" office:value-type="float" office:value="115" calcext:value-type="float">
            <text:p>115</text:p>
          </table:table-cell>
          <table:table-cell table:style-name="ce168" table:content-validation-name="val1" table:formula="of:=SUM([.I19:.I28])" office:value-type="float" office:value="416" calcext:value-type="float">
            <text:p>416</text:p>
          </table:table-cell>
          <table:table-cell table:style-name="ce168" table:content-validation-name="val1" table:formula="of:=[.H18]-[.I18]" office:value-type="float" office:value="-301" calcext:value-type="float">
            <text:p>-3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3" table:content-validation-name="val1"/>
          <table:table-cell table:style-name="ce118" table:content-validation-name="val1" table:formula="of:=IF(ISNUMBER([.F19]);[.F19]-[.D19]+1;&quot;&quot;)">
            <text:p/>
          </table:table-cell>
          <table:table-cell table:style-name="ce164" table:content-validation-name="val1" table:formula="of:=IF(ISNUMBER([.E19]);ROUNDDOWN([.E19]*[.G1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0];[.F20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0]);ROUNDDOWN([.E20]*[.G20];0);&quot;&quot;)" office:value-type="float" office:value="81" calcext:value-type="float">
            <text:p>81</text:p>
          </table:table-cell>
          <table:table-cell table:style-name="ce170" table:content-validation-name="val1" table:formula="of:=[.H20]-[.I20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1]);ROUNDDOWN([.E21]*[.G21];0);&quot;&quot;)" office:value-type="float" office:value="81" calcext:value-type="float">
            <text:p>81</text:p>
          </table:table-cell>
          <table:table-cell table:style-name="ce170" table:content-validation-name="val1" table:formula="of:=[.H21]-[.I21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2]);ROUNDDOWN([.E22]*[.G22];0);&quot;&quot;)" office:value-type="float" office:value="81" calcext:value-type="float">
            <text:p>81</text:p>
          </table:table-cell>
          <table:table-cell table:style-name="ce170" table:content-validation-name="val1" table:formula="of:=[.H22]-[.I22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3]);ROUNDDOWN([.E23]*[.G23];0);&quot;&quot;)" office:value-type="float" office:value="40" calcext:value-type="float">
            <text:p>40</text:p>
          </table:table-cell>
          <table:table-cell table:style-name="ce170" table:content-validation-name="val1" table:formula="of:=[.H23]-[.I23]" office:value-type="float" office:value="75" calcext:value-type="float">
            <text:p>7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realistic ice profil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4];[.F2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4]);ROUNDDOWN([.E24]*[.G24];0);&quot;&quot;)" office:value-type="float" office:value="8" calcext:value-type="float">
            <text:p>8</text:p>
          </table:table-cell>
          <table:table-cell table:style-name="ce170" table:content-validation-name="val1" table:formula="of:=[.H24]-[.I24]" office:value-type="float" office:value="107" calcext:value-type="float">
            <text:p>107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3" table:content-validation-name="val1"/>
          <table:table-cell table:style-name="ce118" table:content-validation-name="val1"/>
          <table:table-cell table:style-name="ce164" table:content-validation-name="val1" table:formula="of:=IF(ISNUMBER([.E25]);ROUNDDOWN([.E25]*[.G2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orizontal polarization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6];[.F2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6]);ROUNDDOWN([.E26]*[.G26];0);&quot;&quot;)" office:value-type="float" office:value="81" calcext:value-type="float">
            <text:p>81</text:p>
          </table:table-cell>
          <table:table-cell table:style-name="ce170" table:content-validation-name="val1" table:formula="of:=[.H26]-[.I26]" office:value-type="float" office:value="34" calcext:value-type="float">
            <text:p>34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styl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7];[.F2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7]);[.F27]-[.D2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7]);ROUNDDOWN([.E27]*[.G27];0);&quot;&quot;)" office:value-type="float" office:value="40" calcext:value-type="float">
            <text:p>40</text:p>
          </table:table-cell>
          <table:table-cell table:style-name="ce170" table:content-validation-name="val1" table:formula="of:=[.H27]-[.I27]" office:value-type="float" office:value="75" calcext:value-type="float">
            <text:p>7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8];[.F28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8]);ROUNDDOWN([.E28]*[.G28];0);&quot;&quot;)" office:value-type="float" office:value="4" calcext:value-type="float">
            <text:p>4</text:p>
          </table:table-cell>
          <table:table-cell table:style-name="ce170" table:content-validation-name="val1" table:formula="of:=[.H28]-[.I28]" office:value-type="float" office:value="111" calcext:value-type="float">
            <text:p>111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 3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1];[.F31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32:.G36];[.E32:.E36])/SUM([.E32:.E36])" office:value-type="percentage" office:value="0.125" calcext:value-type="percentage">
            <text:p>13%</text:p>
          </table:table-cell>
          <table:table-cell table:style-name="ce165" table:content-validation-name="val1" table:formula="of:=[.F31]-[.D31]+1" office:value-type="float" office:value="115" calcext:value-type="float">
            <text:p>115</text:p>
          </table:table-cell>
          <table:table-cell table:style-name="ce168" table:content-validation-name="val1" table:formula="of:=SUM([.I32:.I37])" office:value-type="float" office:value="40" calcext:value-type="float">
            <text:p>40</text:p>
          </table:table-cell>
          <table:table-cell table:style-name="ce168" table:content-validation-name="val1" table:formula="of:=[.H31]-[.I31]" office:value-type="float" office:value="75" calcext:value-type="float">
            <text:p>7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6" table:content-validation-name="val1"/>
          <table:table-cell table:style-name="ce118" table:content-validation-name="val1"/>
          <table:table-cell table:style-name="ce164" table:content-validation-name="val1" table:formula="of:=IF(ISNUMBER([.E32]);ROUNDDOWN([.E32]*[.G3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3];[.F3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3]);[.F33]-[.D3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3]);ROUNDDOWN([.E33]*[.G33];0);&quot;&quot;)" office:value-type="float" office:value="20" calcext:value-type="float">
            <text:p>20</text:p>
          </table:table-cell>
          <table:table-cell table:style-name="ce170" table:content-validation-name="val1" table:formula="of:=[.H33]-[.I33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4];[.F3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4]);[.F34]-[.D3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4]);ROUNDDOWN([.E34]*[.G34];0);&quot;&quot;)" office:value-type="float" office:value="20" calcext:value-type="float">
            <text:p>20</text:p>
          </table:table-cell>
          <table:table-cell table:style-name="ce170" table:content-validation-name="val1" table:formula="of:=[.H34]-[.I34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5];[.F35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6];[.F3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8"/>
          <table:table-cell table:number-columns-repeated="16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9];[.F39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08" table:content-validation-name="val1" table:formula="of:=SUMPRODUCT([.G40:.G45];[.E40:.E45])/SUM([.E40:.E45])" office:value-type="percentage" office:value="0.544584837545126" calcext:value-type="percentage">
            <text:p>54%</text:p>
          </table:table-cell>
          <table:table-cell table:style-name="ce165" table:content-validation-name="val1" table:formula="of:=[.F39]-[.D39]+1" office:value-type="float" office:value="266" calcext:value-type="float">
            <text:p>266</text:p>
          </table:table-cell>
          <table:table-cell table:style-name="ce168" table:content-validation-name="val1" table:formula="of:=SUM([.I40:.I45])" office:value-type="float" office:value="150" calcext:value-type="float">
            <text:p>150</text:p>
          </table:table-cell>
          <table:table-cell table:style-name="ce168" table:content-validation-name="val1" table:formula="of:=[.H39]-[.I39]" office:value-type="float" office:value="116" calcext:value-type="float">
            <text:p>11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9" table:content-validation-name="val1"/>
          <table:table-cell table:style-name="ce118" table:content-validation-name="val1" table:formula="of:=IF(ISNUMBER([.F40]);[.F40]-[.D40]+1;&quot;&quot;)">
            <text:p/>
          </table:table-cell>
          <table:table-cell table:style-name="ce164" table:content-validation-name="val1" table:formula="of:=IF(ISNUMBER([.E40]);ROUNDDOWN([.E40]*[.G4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1];[.F4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1]);[.F41]-[.D41]+1;&quot;&quot;)" office:value-type="float" office:value="32" calcext:value-type="float">
            <text:p>32</text:p>
          </table:table-cell>
          <table:table-cell table:style-name="ce169" table:content-validation-name="val1" table:formula="of:=IF(ISNUMBER([.E41]);ROUNDDOWN([.E41]*[.G41];0);&quot;&quot;)" office:value-type="float" office:value="22" calcext:value-type="float">
            <text:p>22</text:p>
          </table:table-cell>
          <table:table-cell table:style-name="ce170" table:content-validation-name="val1" table:formula="of:=[.H41]-[.I41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mplementation of STEM content in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2];[.F4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42]);ROUNDDOWN([.E42]*[.G42];0);&quot;&quot;)" office:value-type="float" office:value="81" calcext:value-type="float">
            <text:p>81</text:p>
          </table:table-cell>
          <table:table-cell table:style-name="ce170" table:content-validation-name="val1" table:formula="of:=[.H42]-[.I42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9" table:content-validation-name="val1"/>
          <table:table-cell table:style-name="ce118" table:content-validation-name="val1"/>
          <table:table-cell table:style-name="ce164" table:content-validation-name="val1" table:formula="of:=IF(ISNUMBER([.E43]);ROUNDDOWN([.E43]*[.G4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4];[.F44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44]);[.F44]-[.D44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4]);ROUNDDOWN([.E44]*[.G44];0);&quot;&quot;)" office:value-type="float" office:value="43" calcext:value-type="float">
            <text:p>43</text:p>
          </table:table-cell>
          <table:table-cell table:style-name="ce170" table:content-validation-name="val1" table:formula="of:=[.H44]-[.I44]" office:value-type="float" office:value="78" calcext:value-type="float">
            <text:p>78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5];[.F4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225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45]);[.F45]-[.D4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5]);ROUNDDOWN([.E45]*[.G45];0);&quot;&quot;)" office:value-type="float" office:value="4" calcext:value-type="float">
            <text:p>4</text:p>
          </table:table-cell>
          <table:table-cell table:style-name="ce170" table:content-validation-name="val1" table:formula="of:=[.H45]-[.I45]" office:value-type="float" office:value="117" calcext:value-type="float">
            <text:p>117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4" table:number-columns-repeated="7"/>
          <table:table-cell table:number-columns-repeated="16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<text:span text:style-name="T1">Electronics</text:span>, Semester 4 (Weight=25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19" table:content-validation-name="val1" table:formula="of:=NETWORKDAYS([.D48];[.F48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table:formula="of:=SUMPRODUCT([.G49:.G54];[.E49:.E54])/SUM([.E49:.E54])" office:value-type="percentage" office:value="0" calcext:value-type="percentage">
            <text:p>0%</text:p>
          </table:table-cell>
          <table:table-cell table:style-name="ce165" table:content-validation-name="val1" table:formula="of:=[.F48]-[.D48]+1" office:value-type="float" office:value="221" calcext:value-type="float">
            <text:p>221</text:p>
          </table:table-cell>
          <table:table-cell table:style-name="ce168" table:content-validation-name="val1" table:formula="of:=SUM([.I49:.I54])" office:value-type="float" office:value="0" calcext:value-type="float">
            <text:p>0</text:p>
          </table:table-cell>
          <table:table-cell table:style-name="ce168" table:content-validation-name="val1" table:formula="of:=[.H48]-[.I48]" office:value-type="float" office:value="221" calcext:value-type="float">
            <text:p>22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27" table:content-validation-name="val1"/>
          <table:table-cell table:style-name="ce118" table:content-validation-name="val1"/>
          <table:table-cell table:style-name="ce164" table:content-validation-name="val1" table:formula="of:=IF(ISNUMBER([.E49]);ROUNDDOWN([.E49]*[.G4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0];[.F5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8" table:content-validation-name="val1"/>
          <table:table-cell table:style-name="ce166" table:content-validation-name="val1" table:formula="of:=IF(ISNUMBER([.F52]);[.F52]-[.D52]+1;&quot;&quot;)">
            <text:p/>
          </table:table-cell>
          <table:table-cell table:style-name="ce169" table:content-validation-name="val1" table:formula="of:=IF(ISNUMBER([.E52]);ROUNDDOWN([.E52]*[.G52];0);&quot;&quot;)">
            <text:p/>
          </table:table-cell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3];[.F5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3]);[.F53]-[.D5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Paying associated fees</text:p>
          </table:table-cell>
          <table:table-cell table:style-name="ce91" table:content-validation-name="val1" office:value-type="string" calcext:value-type="string">
            <text:p>[M. Camacho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4]);[.F54]-[.D5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 table:number-rows-repeated="2">
          <table:table-cell/>
          <table:table-cell table:style-name="ce98" table:content-validation-name="val1"/>
          <table:table-cell table:style-name="ce91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19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14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5" table:content-validation-name="val1" table:formula="of:=[.F57]-[.D57]+1" office:value-type="float" office:value="101" calcext:value-type="float">
            <text:p>101</text:p>
          </table:table-cell>
          <table:table-cell table:style-name="ce168" table:content-validation-name="val1" table:formula="of:=SUM([.I58:.I65]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5" table:content-validation-name="val1"/>
          <table:table-cell table:style-name="ce118" table:content-validation-name="val1" table:formula="of:=IF(ISNUMBER([.F58]);[.F58]-[.D58]+1;&quot;&quot;)">
            <text:p/>
          </table:table-cell>
          <table:table-cell table:style-name="ce164" table:content-validation-name="val1" table:formula="of:=IF(ISNUMBER([.E58]);ROUNDDOWN([.E58]*[.G5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9]);[.F59]-[.D5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7" table:content-validation-name="val1"/>
          <table:table-cell table:style-name="ce118" table:content-validation-name="val1" table:formula="of:=IF(ISNUMBER([.F60]);[.F60]-[.D60]+1;&quot;&quot;)">
            <text:p/>
          </table:table-cell>
          <table:table-cell table:style-name="ce164" table:content-validation-name="val1" table:formula="of:=IF(ISNUMBER([.E60]);ROUNDDOWN([.E60]*[.G6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1]);[.F61]-[.D61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2]);[.F62]-[.D62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33" table:content-validation-name="val1"/>
          <table:table-cell table:content-validation-name="val1" table:number-columns-repeated="2"/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4];[.F6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5];[.F65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16:Sheet2.G17 Sheet2.F3:Sheet2.F3 Sheet2.G11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5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8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1:Sheet2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0:Sheet2.G63 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9:Sheet2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8:Sheet2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4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6" table:default-cell-style-name="Default"/>
        <table:table-row table:style-name="ro8" table:number-rows-repeated="2">
          <table:table-cell/>
        </table:table-row>
        <table:table-row table:style-name="ro9" table:number-rows-repeated="3">
          <table:table-cell/>
        </table:table-row>
        <table:table-row table:style-name="ro8" table:number-rows-repeated="2">
          <table:table-cell/>
        </table:table-row>
        <table:table-row table:style-name="ro9">
          <table:table-cell/>
        </table:table-row>
        <table:table-row table:style-name="ro8">
          <table:table-cell/>
        </table:table-row>
        <table:table-row table:style-name="ro9" table:number-rows-repeated="16">
          <table:table-cell/>
        </table:table-row>
        <table:table-row table:style-name="ro8">
          <table:table-cell/>
        </table:table-row>
        <table:table-row table:style-name="ro9" table:number-rows-repeated="6">
          <table:table-cell/>
        </table:table-row>
        <table:table-row table:style-name="ro8">
          <table:table-cell/>
        </table:table-row>
        <table:table-row table:style-name="ro9" table:number-rows-repeated="10">
          <table:table-cell/>
        </table:table-row>
        <table:table-row table:style-name="ro8">
          <table:table-cell/>
        </table:table-row>
        <table:table-row table:style-name="ro9" table:number-rows-repeated="5">
          <table:table-cell/>
        </table:table-row>
        <table:table-row table:style-name="ro8">
          <table:table-cell/>
        </table:table-row>
        <table:table-row table:style-name="ro9" table:number-rows-repeated="22">
          <table:table-cell/>
        </table:table-row>
        <table:table-row table:style-name="ro8">
          <table:table-cell/>
        </table:table-row>
        <table:table-row table:style-name="ro9" table:number-rows-repeated="1048502">
          <table:table-cell/>
        </table:table-row>
        <table:table-row table:style-name="ro9">
          <table:table-cell/>
        </table:table-row>
      </table:table>
      <table:named-expressions>
        <table:named-range table:name="Chart_Body" table:base-cell-address="$'Gantt Chart'.$A$1" table:cell-range-address="$'Gantt Chart'.$K$11:.$FA$37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7"/>
        <table:named-range table:name="Holidays" table:base-cell-address="$'Gantt Chart'.$A$1" table:cell-range-address="$'Gantt Chart'.$C$66:.$C$94"/>
        <table:named-range table:name="Print_Area" table:base-cell-address="$'Gantt Chart'.$A$1" table:cell-range-address="$'Gantt Chart'.$A$1:.$GI$37"/>
        <table:named-range table:name="Tasks_Due_Dates" table:base-cell-address="$'Gantt Chart'.$A$1" table:cell-range-address="$'Gantt Chart'.$F$11:.$F$37"/>
        <table:named-range table:name="Tasks_Duration" table:base-cell-address="$'Gantt Chart'.$A$1" table:cell-range-address="$'Gantt Chart'.$E$11:.$E$37"/>
        <table:named-range table:name="Tasks_Percent_Complete" table:base-cell-address="$'Gantt Chart'.$A$1" table:cell-range-address="$'Gantt Chart'.$G$11:.$G$37"/>
        <table:named-range table:name="Tasks_Start_Dates" table:base-cell-address="$'Gantt Chart'.$A$1" table:cell-range-address="$'Gantt Chart'.$D$11:.$D$3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43">
      <number:month/>
      <number:text>/</number:text>
      <number:day/>
      <number:text>/</number:text>
      <number:year number:style="long"/>
    </number:dat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40">
      <number:day number:style="long"/>
      <number:text>-</number:text>
      <number:month number:textual="true"/>
      <number:text>-</number:text>
      <number:year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27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2T16:46:40.695181255</dc:date>
    <meta:editing-cycles>356</meta:editing-cycles>
    <meta:editing-duration>PT21H45M19S</meta:editing-duration>
    <meta:generator>LibreOffice/7.3.7.2$Linux_X86_64 LibreOffice_project/30$Build-2</meta:generator>
    <meta:document-statistic meta:table-count="3" meta:cell-count="1006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